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draw:stroke="none" draw:fill-color="#ffff99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8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12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text-properties fo:color="#000000" fo:font-size="18pt" fo:font-weight="bold" style:font-weight-asian="bold" style:font-weight-complex="bold"/>
    </style:style>
    <style:style style:name="P5" style:family="paragraph">
      <style:text-properties fo:color="#280099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8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18pt" fo:font-weight="bold" style:font-weight-asian="bold" style:font-weight-complex="bold"/>
    </style:style>
    <style:style style:name="T9" style:family="text">
      <style:text-properties fo:font-family="'Ubuntu Mono'" style:font-pitch="fixed" fo:font-size="10pt" style:font-size-asian="10pt" style:font-size-complex="10pt"/>
    </style:style>
    <style:style style:name="T10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12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family="'DejaVu Sans Condensed'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family="'DejaVu Sans Condensed'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7" draw:id="id7">
        <office:forms form:automatic-focus="false" form:apply-design-mode="false"/>
        <draw:custom-shape draw:style-name="gr1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9.906cm" svg:height="3.302cm" svg:x="8.89cm" svg:y="0.762cm">
          <text:p text:style-name="P1"><text:span text:style-name="T1">./run_tests </text:span><text:span text:style-name="T2">[test numbers]</text:span></text:p>
          <text:p text:style-name="P1"><text:span text:style-name="T3"/></text:p>
          <text:p text:style-name="P2"><text:span text:style-name="T4">Unix shell scrips which control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3.97cm" svg:height="1.905cm" svg:x="6.858cm" svg:y="6.35cm">
          <text:p text:style-name="P1"><text:span text:style-name="T1">test_</text:span><text:span text:style-name="T2">[number]</text:span><text:span text:style-name="T1">.py</text:span></text:p>
          <text:p text:style-name="P1"><text:span text:style-name="T5"/></text:p>
          <text:p text:style-name="P1"><text:span text:style-name="T4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3.97cm" svg:height="3.683cm" svg:x="6.858cm" svg:y="12.049cm">
          <text:p text:style-name="P1"><text:span text:style-name="T1">app_</text:span><text:span text:style-name="T2">[something]</text:span><text:span text:style-name="T6">.py</text:span></text:p>
          <text:p text:style-name="P1"><text:span text:style-name="T3"/></text:p>
          <text:p text:style-name="P1"><text:span text:style-name="T4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3.97cm" svg:height="2.889cm" svg:x="6.858cm" svg:y="16.78cm">
          <text:p text:style-name="P1"><text:span text:style-name="T2">[something]_</text:span><text:span text:style-name="T1">utilities.py</text:span></text:p>
          <text:p text:style-name="P1"><text:span text:style-name="T7"/></text:p>
          <text:p text:style-name="P1"><text:span text:style-name="T4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45cm" svg:height="0.962cm" svg:x="4.572cm" svg:y="6.912cm">
          <draw:text-box>
            <text:p><text:span text:style-name="T8">tests/</text:span></text:p>
          </draw:text-box>
        </draw:frame>
        <draw:frame draw:style-name="gr4" draw:text-style-name="P4" xml:id="id6" draw:id="id6" draw:layer="layout" svg:width="2.972cm" svg:height="0.962cm" svg:x="4.572cm" svg:y="11.738cm">
          <draw:text-box>
            <text:p><text:span text:style-name="T8">apps/</text:span></text:p>
          </draw:text-box>
        </draw:frame>
        <draw:frame draw:style-name="gr5" draw:text-style-name="P4" xml:id="id5" draw:id="id5" draw:layer="layout" svg:width="3.046cm" svg:height="0.962cm" svg:x="4.572cm" svg:y="16.494cm">
          <draw:text-box>
            <text:p><text:span text:style-name="T8">utils/</text:span></text:p>
          </draw:text-box>
        </draw:frame>
        <draw:frame draw:style-name="gr6" draw:text-style-name="P5" draw:layer="layout" svg:width="5.54cm" svg:height="0.962cm" svg:x="0.751cm" svg:y="0.816cm">
          <draw:text-box>
            <text:p><text:span text:style-name="T8">owd_test_cases/</text:span></text:p>
          </draw:text-box>
        </draw:frame>
        <draw:connector draw:style-name="gr7" draw:text-style-name="P1" draw:layer="layout" draw:type="curve" svg:x1="13.843cm" svg:y1="4.064cm" svg:x2="13.843cm" svg:y2="6.35cm" draw:start-shape="id1" draw:end-shape="id2" draw:end-glue-point="0" svg:d="m13843 4064v2286" svg:viewBox="0 0 1 2287">
          <text:p/>
        </draw:connector>
        <draw:connector draw:style-name="gr7" draw:text-style-name="P1" draw:layer="layout" draw:type="line" svg:x1="13.843cm" svg:y1="15.732cm" svg:x2="13.843cm" svg:y2="16.78cm" draw:start-shape="id3" draw:start-glue-point="2" draw:end-shape="id4" draw:end-glue-point="0" svg:d="m13843 15732v1048" svg:viewBox="0 0 1 1049">
          <text:p/>
        </draw:connector>
        <draw:frame draw:style-name="gr6" draw:text-style-name="P5" draw:layer="layout" svg:width="7.343cm" svg:height="0.962cm" svg:x="0.751cm" svg:y="9.706cm">
          <draw:text-box>
            <text:p><text:span text:style-name="T8">OWD_TEST_TOOLKIT/</text:span></text:p>
          </draw:text-box>
        </draw:frame>
        <draw:connector draw:style-name="gr8" draw:text-style-name="P1" draw:layer="layout" svg:x1="1.656cm" svg:y1="1.727cm" svg:x2="4.389cm" svg:y2="7.453cm" svg:d="m1656 1727v5726h2733" svg:viewBox="0 0 2734 5727">
          <text:p/>
        </draw:connector>
        <draw:connector draw:style-name="gr8" draw:text-style-name="P1" draw:layer="layout" draw:line-skew="-1.147cm" svg:x1="1.778cm" svg:y1="10.53cm" svg:x2="4.572cm" svg:y2="16.975cm" draw:end-shape="id5" draw:end-glue-point="3" svg:d="m1778 10530v0 6445h2794" svg:viewBox="0 0 2795 6446">
          <text:p/>
        </draw:connector>
        <draw:connector draw:style-name="gr8" draw:text-style-name="P1" draw:layer="layout" draw:line-skew="-1.122cm" svg:x1="1.727cm" svg:y1="10.48cm" svg:x2="4.572cm" svg:y2="12.219cm" draw:end-shape="id6" draw:end-glue-point="3" svg:d="m1727 10480h51v1739h2794" svg:viewBox="0 0 2846 1740">
          <text:p/>
        </draw:connector>
        <draw:connector draw:style-name="gr9" draw:text-style-name="P1" draw:layer="layout" draw:type="curve" draw:line-skew="1.536cm" svg:x1="20.828cm" svg:y1="7.302cm" svg:x2="20.828cm" svg:y2="13.89cm" draw:start-shape="id2" draw:start-glue-point="1" draw:end-shape="id3" draw:end-glue-point="1" svg:d="m20828 7302c3054 0 3054 6588 0 6588" svg:viewBox="0 0 2292 6589">
          <text:p/>
        </draw:connector>
        <draw:connector draw:style-name="gr9" draw:text-style-name="P1" draw:layer="layout" draw:type="curve" draw:line-skew="4.33cm" svg:x1="20.828cm" svg:y1="7.302cm" svg:x2="20.828cm" svg:y2="18.224cm" draw:start-shape="id2" draw:start-glue-point="1" draw:end-shape="id4" svg:d="m20828 7302c7245 0 7245 10922 0 10922" svg:viewBox="0 0 5435 10923">
          <text:p/>
        </draw:connector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0" draw:layer="layout" svg:width="13.557cm" svg:height="10.476cm" svg:x="4.016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8" draw:id="id8">
        <office:forms form:automatic-focus="false" form:apply-design-mode="false"/>
        <draw:custom-shape draw:style-name="gr11" draw:text-style-name="P7" draw:layer="layout" svg:width="11.606cm" svg:height="3.301cm" svg:x="1.27cm" svg:y="1.525cm">
          <text:p text:style-name="P2"><text:span text:style-name="T9">#</text:span></text:p>
          <text:p text:style-name="P2"><text:span text:style-name="T9"># Imports which are standard for all test cases.</text:span></text:p>
          <text:p text:style-name="P2"><text:span text:style-name="T9">#</text:span></text:p>
          <text:p text:style-name="P2"><text:span text:style-name="T9">import sys</text:span></text:p>
          <text:p text:style-name="P2"><text:span text:style-name="T9">sys.path.insert(1, "./")</text:span></text:p>
          <text:p text:style-name="P2"><text:span text:style-name="T9">from tools <text:s text:c="5"/>import TestUtils</text:span></text:p>
          <text:p text:style-name="P2"><text:span text:style-name="T9">from gaiatest <text:s text:c="2"/>import GaiaTestCase</text:span></text:p>
          <text:p text:style-name="P2"><text:span text:style-name="T9">import DOM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1.778cm" svg:x="1.311cm" svg:y="5.08cm">
          <text:p text:style-name="P2"><text:span text:style-name="T9">#</text:span></text:p>
          <text:p text:style-name="P2"><text:span text:style-name="T9"># Imports particular to this test case.</text:span></text:p>
          <text:p text:style-name="P2"><text:span text:style-name="T9">#</text:span></text:p>
          <text:p text:style-name="P2"><text:span text:style-name="T9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1.521cm" svg:x="1.27cm" svg:y="7.112cm">
          <text:p text:style-name="P2"><text:span text:style-name="T9">class test_99(GaiaTestCase):</text:span></text:p>
          <text:p text:style-name="P2"><text:span text:style-name="T9"><text:s text:c="4"/></text:span><text:span text:style-name="T9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6.344cm" svg:x="1.27cm" svg:y="8.89cm">
          <text:p text:style-name="P2"><text:span text:style-name="T9"><text:s text:c="4"/></text:span><text:span text:style-name="T9">def setUp(self):</text:span></text:p>
          <text:p text:style-name="P2"><text:span text:style-name="T9"><text:s text:c="12"/>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# Set up child objects...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# Standard.</text:span></text:p>
          <text:p text:style-name="P2"><text:span text:style-name="T9"><text:s text:c="8"/></text:span><text:span text:style-name="T9">GaiaTestCase.setUp(self)</text:span></text:p>
          <text:p text:style-name="P2"><text:span text:style-name="T9"><text:s text:c="8"/></text:span><text:span text:style-name="T9">self.UTILS <text:s text:c="5"/>= TestUtils(self)</text:span></text:p>
          <text:p text:style-name="P2"><text:span text:style-name="T9"><text:s text:c="8"/></text:span></text:p>
          <text:p text:style-name="P2"><text:span text:style-name="T9"><text:s text:c="8"/></text:span><text:span text:style-name="T9"># Specific for this test.</text:span></text:p>
          <text:p text:style-name="P2"><text:span text:style-name="T9"><text:s text:c="8"/></text:span><text:span text:style-name="T9">self.contacts <text:s text:c="2"/>= AppContacts(self)</text:span></text:p>
          <text:p text:style-name="P2"><text:span text:style-name="T9"><text:s text:c="8"/>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# Set the timeout for element searches.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self.marionette.set_search_timeout(50)</text:span></text:p>
          <text:p text:style-name="P2"><text:span text:style-name="T9"><text:s text:c="8"/></text:span><text:span text:style-name="T9">self.lockscreen.unlock(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1.264cm" svg:x="1.27cm" svg:y="15.494cm">
          <text:p text:style-name="P2"><text:span text:style-name="T9"><text:s text:c="4"/></text:span><text:span text:style-name="T9">def tearDown(self):</text:span></text:p>
          <text:p text:style-name="P2"><text:span text:style-name="T9"><text:s text:c="8"/></text:span><text:span text:style-name="T9">self.UTILS.reportResults(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3.505cm" svg:x="1.27cm" svg:y="17.018cm">
          <text:p text:style-name="P2"><text:span text:style-name="T9"><text:s text:c="4"/></text:span><text:span text:style-name="T9">def test_run(self):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# Launch contacts app.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self.contacts.launch()</text:span></text:p>
          <text:p text:style-name="P2"><text:span text:style-name="T9"><text:s text:c="8"/></text:span></text:p>
          <text:p text:style-name="P2"><text:span text:style-name="T9"><text:s text:c="8"/></text:span><text:span text:style-name="T9">#</text:span></text:p>
          <text:p text:style-name="P2"><text:span text:style-name="T9"><text:s text:c="8"/></text:span><text:span text:style-name="T9"># Do the tests ...</text:span></text:p>
          <text:p text:style-name="P2"><text:span text:style-name="T9"><text:s text:c="8"/></text:span><text:span text:style-name="T9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2.413cm" svg:height="0.762cm" svg:x="0.465cm" svg:y="0.508cm">
          <text:p text:style-name="P1"><text:span text:style-name="T10">Code se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3.301cm" svg:x="13.208cm" svg:y="1.525cm">
          <text:p text:style-name="P2"><text:span text:style-name="T11">Standard external files required for all tests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4.175cm" svg:height="1.778cm" svg:x="13.208cm" svg:y="5.08cm">
          <text:p text:style-name="P2"><text:span text:style-name="T11">External files required for this specific test case (I've used </text:span><text:span text:style-name="T12">app_contacts</text:span><text:span text:style-name="T11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4.175cm" svg:height="1.521cm" svg:x="13.208cm" svg:y="7.112cm">
          <text:p text:style-name="P2"><text:span text:style-name="T11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6.344cm" svg:x="13.208cm" svg:y="8.89cm">
          <text:p text:style-name="P2"><text:span text:style-name="T11">Linking the objects together, such as “tools.py” (which contains “TestUtils”) and initializing Gaiatest.</text:span></text:p>
          <text:p text:style-name="P2"><text:span text:style-name="T11"/></text:p>
          <text:p text:style-name="P2"><text:span text:style-name="T11">The only part you should need to change is the “Specific for this test.” section. This just gives you a simple object to use instead of having to type “App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1.264cm" svg:x="13.208cm" svg:y="15.494cm">
          <text:p text:style-name="P2"><text:span text:style-name="T11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3.505cm" svg:x="13.208cm" svg:y="17.018cm">
          <text:p text:style-name="P2"><text:span text:style-name="T11">This is where the magic happens! First you launch your application (usually), then start adding tests. Remember: functionality that accesses parts of the application should be in the apps/app_</text:span><text:span text:style-name="T12">whatever</text:span><text:span text:style-name="T13">.py script –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4.175cm" svg:height="0.762cm" svg:x="13.208cm" svg:y="0.508cm">
          <text:p text:style-name="P1"><text:span text:style-name="T10">Descri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3.301cm" svg:x="0.508cm" svg:y="1.525cm">
          <text:p text:style-name="P1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778cm" svg:x="0.51cm" svg:y="5.08cm">
          <text:p text:style-name="P1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521cm" svg:x="0.508cm" svg:y="7.112cm">
          <text:p text:style-name="P1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6.344cm" svg:x="0.508cm" svg:y="8.89cm">
          <text:p text:style-name="P1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264cm" svg:x="0.508cm" svg:y="15.494cm">
          <text:p text:style-name="P1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3.505cm" svg:x="0.508cm" svg:y="17.018cm">
          <text:p text:style-name="P1"><text:span text:style-name="T14">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9" draw:id="id9">
        <office:forms form:automatic-focus="false" form:apply-design-mode="false"/>
        <draw:custom-shape draw:style-name="gr11" draw:text-style-name="P7" draw:layer="layout" svg:width="13.762cm" svg:height="2.539cm" svg:x="1.42cm" svg:y="1.525cm">
          <text:p text:style-name="P2"><text:span text:style-name="T9">import DOM, time</text:span></text:p>
          <text:p text:style-name="P2"><text:span text:style-name="T9">from gaiatest <text:s text:c="2"/>import GaiaTestCase</text:span></text:p>
          <text:p text:style-name="P2"><text:span text:style-name="T9">from tools <text:s text:c="5"/>import TestUtils</text:span></text:p>
          <text:p text:style-name="P2"><text:span text:style-name="T9">from marionette import Marion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3.763cm" svg:height="5.842cm" svg:x="1.466cm" svg:y="5.842cm">
          <text:p text:style-name="P2"><text:span text:style-name="T9"><text:s text:c="4"/></text:span><text:span text:style-name="T9">#</text:span></text:p>
          <text:p text:style-name="P2"><text:span text:style-name="T9"><text:s text:c="4"/></text:span><text:span text:style-name="T9"># When you create your instance of this class, include the</text:span></text:p>
          <text:p text:style-name="P2"><text:span text:style-name="T9"><text:s text:c="4"/></text:span><text:span text:style-name="T9"># "self" object so we can access the calling class' objects.</text:span></text:p>
          <text:p text:style-name="P2"><text:span text:style-name="T9"><text:s text:c="4"/></text:span><text:span text:style-name="T9">#</text:span></text:p>
          <text:p text:style-name="P2"><text:span text:style-name="T9"><text:s text:c="4"/></text:span><text:span text:style-name="T9">def __init__(self, p_parent):</text:span></text:p>
          <text:p text:style-name="P2"><text:span text:style-name="T9"><text:s text:c="8"/></text:span><text:span text:style-name="T9">self.parent <text:s text:c="4"/>= p_parent</text:span></text:p>
          <text:p text:style-name="P2"><text:span text:style-name="T9"><text:s text:c="8"/></text:span><text:span text:style-name="T9">self.apps <text:s text:c="6"/>= p_parent.apps</text:span></text:p>
          <text:p text:style-name="P2"><text:span text:style-name="T9"><text:s text:c="8"/></text:span><text:span text:style-name="T9">self.data_layer = p_parent.data_layer</text:span></text:p>
          <text:p text:style-name="P2"><text:span text:style-name="T9"/></text:p>
          <text:p text:style-name="P2"><text:span text:style-name="T9"><text:s text:c="8"/></text:span><text:span text:style-name="T9"># Just so I get 'autocomplete' in my IDE!</text:span></text:p>
          <text:p text:style-name="P2"><text:span text:style-name="T9"><text:s text:c="8"/></text:span><text:span text:style-name="T9">self.marionette = Marionette()</text:span></text:p>
          <text:p text:style-name="P2"><text:span text:style-name="T9"><text:s text:c="8"/></text:span><text:span text:style-name="T9">self.UTILS <text:s text:c="5"/>= TestUtils(self) <text:s text:c="7"/></text:span></text:p>
          <text:p text:style-name="P2"><text:span text:style-name="T9"><text:s text:c="8"/></text:span><text:span text:style-name="T9">if True:</text:span></text:p>
          <text:p text:style-name="P2"><text:span text:style-name="T9"><text:s text:c="12"/></text:span><text:span text:style-name="T9">self.marionette = p_parent.marionette</text:span></text:p>
          <text:p text:style-name="P2"><text:span text:style-name="T9"><text:s text:c="12"/></text:span><text:span text:style-name="T9">self.UTILS <text:s text:c="5"/>= p_parent.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3.762cm" svg:height="2.286cm" svg:x="1.429cm" svg:y="11.938cm">
          <text:p text:style-name="P2"><text:span text:style-name="T9"><text:s text:c="4"/></text:span><text:span text:style-name="T9">def launch(self):</text:span></text:p>
          <text:p text:style-name="P2"><text:span text:style-name="T9"><text:s text:c="8"/></text:span><text:span text:style-name="T9">self.apps.kill_all()</text:span></text:p>
          <text:p text:style-name="P2"><text:span text:style-name="T9"><text:s text:c="8"/></text:span><text:span text:style-name="T9">self.app = self.apps.launch('Browser')</text:span></text:p>
          <text:p text:style-name="P2"><text:span text:style-name="T9"><text:s text:c="8"/></text:span><text:span text:style-name="T9">self.wait_for_element_not_displayed(*DOM.GLOBAL.loading_overl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3.762cm" svg:height="1.264cm" svg:x="1.429cm" svg:y="14.484cm">
          <text:p text:style-name="P2"><text:span text:style-name="T9"><text:s text:c="4"/></text:span><text:span text:style-name="T9">def doStuff(self):</text:span></text:p>
          <text:p text:style-name="P2"><text:span text:style-name="T9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4.719cm" svg:height="0.762cm" svg:x="0.465cm" svg:y="0.508cm">
          <text:p text:style-name="P1"><text:span text:style-name="T10">Code se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644cm" svg:height="2.539cm" svg:x="15.748cm" svg:y="1.525cm">
          <text:p text:style-name="P2"><text:span text:style-name="T11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1.644cm" svg:height="5.842cm" svg:x="15.746cm" svg:y="5.842cm">
          <text:p text:style-name="P2"><text:span text:style-name="T15">The “__init__” section is automatically executed b ypython when you include this file in your “test_x.py” scripts.</text:span></text:p>
          <text:p text:style-name="P2"><text:span text:style-name="T15">You should just leave like this. It sets up gaiatest, marionette and TestUtils using the </text:span><text:span text:style-name="T16">parent</text:span><text:span text:style-name="T17"> 'self' (important for reporting etc...).</text:span><text:span text:style-name="T17"><text:line-break/></text:span><text:span text:style-name="T17">Also, the 'autocomplete' part here just help Eclipse to understand how to provide help while you write code – when this is run, these definitions are automaticall overwritten with the correct (parent) on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1.644cm" svg:height="2.286cm" svg:x="15.739cm" svg:y="11.938cm">
          <text:p text:style-name="P2"><text:span text:style-name="T11">Launch the application (I'm considering removing the 'kill_all' call here – this should perhaps be controlled elsewhere).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644cm" svg:height="1.264cm" svg:x="15.739cm" svg:y="14.484cm">
          <text:p text:style-name="P2"><text:span text:style-name="T11">Finally, methods which 'do stuff' in this application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1.644cm" svg:height="0.762cm" svg:x="15.748cm" svg:y="0.508cm">
          <text:p text:style-name="P1"><text:span text:style-name="T10">Descri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2.539cm" svg:x="0.508cm" svg:y="1.525cm">
          <text:p text:style-name="P1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5.842cm" svg:x="0.508cm" svg:y="5.842cm">
          <text:p text:style-name="P1"><text:span text:style-name="T1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506cm" svg:height="2.286cm" svg:x="0.508cm" svg:y="11.938cm">
          <text:p text:style-name="P1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264cm" svg:x="0.508cm" svg:y="14.484cm">
          <text:p text:style-name="P1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762cm" svg:height="1.264cm" svg:x="1.438cm" svg:y="4.324cm">
          <text:p text:style-name="P2"><text:span text:style-name="T9">class AppBrowser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1.644cm" svg:height="1.264cm" svg:x="15.748cm" svg:y="4.324cm">
          <text:p text:style-name="P2"><text:span text:style-name="T11">The class definition (which you reference in section </text:span><text:span text:style-name="T18">4</text:span><text:span text:style-name="T15"> of the test_x.py scripts).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264cm" svg:x="0.517cm" svg:y="4.324cm">
          <text:p text:style-name="P1"><text:span text:style-name="T14">2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6-04T17:35:53</dc:date>
    <meta:editing-duration>PT6H35M58S</meta:editing-duration>
    <meta:editing-cycles>66</meta:editing-cycles>
    <meta:generator>LibreOffice/3.5$Linux_x86 LibreOffice_project/350m1$Build-2</meta:generator>
    <meta:document-statistic meta:object-count="81"/>
  </office:meta>
</office:document-meta>
</file>